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5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ere's how you can set up your ATmega8A with a bootloader and then use it to upload code multiple times without needing an external Arduino:</text:p>
      <text:p text:style-name="Standard"/>
      <text:p text:style-name="Standard">### Step 1: Burn the Bootloader Using an External Arduino</text:p>
      <text:p text:style-name="Standard">1. **Set Up the Arduino as ISP**:</text:p>
      <text:p text:style-name="Standard"><text:s text:c="3"/>- Connect an Arduino (e.g., Arduino Uno) to your computer.</text:p>
      <text:p text:style-name="Standard"><text:s text:c="3"/>- Open the Arduino IDE.</text:p>
      <text:p text:style-name="Standard"><text:s text:c="3"/>- Load the "ArduinoISP" sketch from the examples (`File &gt; Examples &gt; ArduinoISP`).</text:p>
      <text:p text:style-name="Standard"><text:s text:c="3"/>- Upload this sketch to the Arduino. This turns the Arduino into an In-System Programmer (ISP).</text:p>
      <text:p text:style-name="Standard"/>
      <text:p text:style-name="Standard">2. **Connect the Arduino ISP to the ATmega8A**:</text:p>
      <text:p text:style-name="Standard"><text:s text:c="3"/>- Connect the Arduino to the ATmega8A as follows:</text:p>
      <text:p text:style-name="Standard"><text:s text:c="5"/>- **Arduino Pin 10** → **ATmega8A RESET (Pin 1)**</text:p>
      <text:p text:style-name="Standard"><text:s text:c="5"/>- **Arduino Pin 11** → **ATmega8A MOSI (Pin 17)**</text:p>
      <text:p text:style-name="Standard"><text:s text:c="5"/>- **Arduino Pin 12** → **ATmega8A MISO (Pin 18)**</text:p>
      <text:p text:style-name="Standard"><text:s text:c="5"/>- **Arduino Pin 13** → **ATmega8A SCK (Pin 19)**</text:p>
      <text:p text:style-name="Standard"><text:s text:c="5"/>- **Arduino GND** → **ATmega8A GND (Pin 8 or 22)**</text:p>
      <text:p text:style-name="Standard"><text:s text:c="5"/>- **Arduino 5V** → **ATmega8A VCC (Pin 7 or 20)**</text:p>
      <text:p text:style-name="Standard"/>
      <text:p text:style-name="Standard">3. **Burn the Bootloader**:</text:p>
      <text:p text:style-name="Standard"><text:s text:c="3"/>- In the Arduino IDE, go to `Tools &gt; Board` and select "ATmega8" (with MiniCore installed, you'll see ATmega8 options).</text:p>
      <text:p text:style-name="Standard"><text:s text:c="3"/>- Set the clock frequency and other options according to your setup.</text:p>
      <text:p text:style-name="Standard"><text:s text:c="3"/>- In `Tools &gt; Programmer`, select "Arduino as ISP."</text:p>
      <text:p text:style-name="Standard"><text:s text:c="3"/>- Click `Tools &gt; Burn Bootloader`. This uploads the bootloader to your ATmega8A, making it ready for serial programming via the USB-to-TTL adapter.</text:p>
      <text:p text:style-name="Standard"/>
      <text:p text:style-name="Standard">### Step 2: Upload Code via USB-to-TTL Adapter</text:p>
      <text:p text:style-name="Standard">1. **Connect the USB-to-TTL Adapter**:</text:p>
      <text:p text:style-name="Standard"><text:s text:c="3"/>- Connect your USB-to-TTL adapter to the ATmega8A:</text:p>
      <text:p text:style-name="Standard"><text:s text:c="5"/>- **TX of the adapter** → **RX of the ATmega8A (Pin 2)**</text:p>
      <text:p text:style-name="Standard"><text:s text:c="5"/>- **RX of the adapter** → **TX of the ATmega8A (Pin 3)**</text:p>
      <text:p text:style-name="Standard"><text:s text:c="5"/>- **GND of the adapter** → **GND of the ATmega8A (Pin 8 or 22)**</text:p>
      <text:p text:style-name="Standard"><text:s text:c="5"/>- **VCC of the adapter** → **VCC of the ATmega8A (Pin 7 or 20)**</text:p>
      <text:p text:style-name="Standard"><text:s text:c="5"/>- **DTR or RTS of the adapter** (if available) → **RESET of the ATmega8A (Pin 1)** (through a 100nF capacitor).</text:p>
      <text:p text:style-name="Standard"/>
      <text:p text:style-name="Standard">2. **Upload Code**:</text:p>
      <text:p text:style-name="Standard"><text:s text:c="3"/>- Open the Arduino IDE.</text:p>
      <text:p text:style-name="Standard"><text:s text:c="3"/>- Write or open your code (sketch).</text:p>
      <text:p text:style-name="Standard"><text:s text:c="3"/>- Select the appropriate board (ATmega8 with the correct clock settings).</text:p>
      <text:p text:style-name="Standard"><text:s text:c="3"/>- In `Tools &gt; Port`, select the COM port associated with your USB-to-TTL adapter.</text:p>
      <text:p text:style-name="Standard"><text:s text:c="3"/>- Click `Upload`. The bootloader will handle the process, allowing your code to be uploaded to the ATmega8A.</text:p>
      <text:p text:style-name="Standard"/>
      <text:p text:style-name="Standard">### Step 3: Repeat Code Uploads</text:p>
      <text:p text:style-name="Standard">- Now, each time you want to upload new code, you can directly use the USB-to-TTL adapter. The bootloader on the ATmega8A will automatically handle the code upload process, and there's no need to use the external Arduino again.</text:p>
      <text:p text:style-name="Standard"><text:soft-page-break/></text:p>
      <text:p text:style-name="P1">This setup allows you to easily and repeatedly upload code to your ATmega8A, making the development process more efficient.<text:line-break/><text:line-break/></text:p>
      <text:p text:style-name="P1"/>
      <text:p text:style-name="P1"/>
      <text:p text:style-name="P1"><text:line-break/>If your USB-to-TTL adapter doesn’t have a DTR (Data Terminal Ready) pin, you can manually reset the ATmega8A to trigger the bootloader when uploading code. Here’s how you can do it using a button:</text:p>
      <text:p text:style-name="Standard"/>
      <text:p text:style-name="Standard">### Step 1: Wire the Button for Manual Reset</text:p>
      <text:p text:style-name="Standard">1. **Connect the Reset Pin**:</text:p>
      <text:p text:style-name="Standard"><text:s text:c="3"/>- Connect one leg of your push button to the **RESET** pin of the ATmega8A (Pin 1).</text:p>
      <text:p text:style-name="Standard"><text:s text:c="3"/>- Connect the other leg of the button to **GND**.</text:p>
      <text:p text:style-name="Standard"/>
      <text:p text:style-name="Standard">2. **Pull-up Resistor**:</text:p>
      <text:p text:style-name="Standard"><text:s text:c="3"/>- Connect a 10kΩ resistor between the **RESET** pin (Pin 1) and **VCC** (Pin 7 or 20). This pull-up resistor keeps the microcontroller running normally when the button is not pressed.</text:p>
      <text:p text:style-name="Standard"/>
      <text:p text:style-name="Standard">### Step 2: Manual Reset During Code Upload</text:p>
      <text:p text:style-name="Standard">1. **Prepare to Upload Code**:</text:p>
      <text:p text:style-name="Standard"><text:s text:c="3"/>- Write or open your code (sketch) in the Arduino IDE.</text:p>
      <text:p text:style-name="Standard"><text:s text:c="3"/>- Select the correct board settings (ATmega8 with the appropriate clock and bootloader).</text:p>
      <text:p text:style-name="Standard"><text:s text:c="3"/>- Select the correct COM port for your USB-to-TTL adapter.</text:p>
      <text:p text:style-name="Standard"/>
      <text:p text:style-name="Standard">2. **Trigger the Bootloader**:</text:p>
      <text:p text:style-name="Standard"><text:s text:c="3"/>- Click the **Upload** button in the Arduino IDE.</text:p>
      <text:p text:style-name="Standard"><text:s text:c="3"/>- Immediately after clicking **Upload**, press and hold the reset button on your ATmega8A.</text:p>
      <text:p text:style-name="Standard"><text:s text:c="3"/>- Release the button just as you see the "Uploading..." message in the Arduino IDE. This manual reset puts the ATmega8A into bootloader mode, ready to receive the new code.</text:p>
      <text:p text:style-name="Standard"/>
      <text:p text:style-name="Standard">3. **Code Upload**:</text:p>
      <text:p text:style-name="Standard"><text:s text:c="3"/>- The code should upload successfully if the timing of the reset is correct.</text:p>
      <text:p text:style-name="Standard"/>
      <text:p text:style-name="Standard">### Step 3: Repeat the Process</text:p>
      <text:p text:style-name="Standard">- Each time you upload new code, you’ll need to manually reset the ATmega8A at the right moment to trigger the bootloader.</text:p>
      <text:p text:style-name="Standard"/>
      <text:p text:style-name="Standard">This manual reset method is a common workaround when your USB-to-TTL adapter lacks a DTR pin. It may take a few tries to get the timing just right, but it works reliably once you get the hang of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2:23:31.561000000</meta:creation-date>
    <dc:date>2024-09-11T22:25:14.372000000</dc:date>
    <meta:editing-duration>PT1M43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2" meta:paragraph-count="58" meta:word-count="739" meta:character-count="4295" meta:non-whitespace-character-count="3481"/>
  </office:meta>
</office:document-meta>
</file>